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3.702cm" fo:min-width="3.632cm"/>
    </style:style>
    <style:style style:name="gr2" style:family="graphic" style:parent-style-name="standard">
      <style:graphic-properties draw:textarea-horizontal-align="justify" draw:textarea-vertical-align="middle" draw:auto-grow-height="false" fo:min-height="0.512cm" fo:min-width="2.29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83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textarea-horizontal-align="justify" draw:textarea-vertical-align="middle" draw:auto-grow-height="false" fo:min-height="1.726cm" fo:min-width="1.476cm"/>
    </style:style>
    <style:style style:name="gr10" style:family="graphic" style:parent-style-name="standard">
      <style:graphic-properties draw:textarea-horizontal-align="justify" draw:textarea-vertical-align="middle" draw:auto-grow-height="false" fo:min-height="1.546cm" fo:min-width="1.296cm"/>
    </style:style>
    <style:style style:name="gr11" style:family="graphic" style:parent-style-name="standard">
      <style:graphic-properties draw:textarea-horizontal-align="justify" draw:textarea-vertical-align="middle" draw:auto-grow-height="false" fo:min-height="1.368cm" fo:min-width="1.118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92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6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35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8" style:family="graphic" style:parent-style-name="standard">
      <style:graphic-properties draw:textarea-horizontal-align="justify" draw:textarea-vertical-align="middle" draw:auto-grow-height="false" fo:min-height="2.086cm" fo:min-width="1.836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814cm"/>
    </style:style>
    <style:style style:name="gr20" style:family="graphic" style:parent-style-name="standard">
      <style:graphic-properties draw:textarea-horizontal-align="justify" draw:textarea-vertical-align="middle" draw:auto-grow-height="false" fo:min-height="1.869cm" fo:min-width="1.656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577cm"/>
    </style:style>
    <style:style style:name="gr22" style:family="graphic" style:parent-style-name="standard">
      <style:graphic-properties draw:textarea-horizontal-align="justify" draw:textarea-vertical-align="middle" draw:auto-grow-height="false" fo:min-height="1.906cm" fo:min-width="1.656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846cm"/>
    </style:style>
    <style:style style:name="gr24" style:family="graphic" style:parent-style-name="standard">
      <style:graphic-properties draw:textarea-horizontal-align="justify" draw:textarea-vertical-align="middle" draw:auto-grow-height="false" fo:min-height="1.894cm" fo:min-width="1.656cm"/>
    </style:style>
    <style:style style:name="gr25" style:family="graphic" style:parent-style-name="standard">
      <style:graphic-properties draw:textarea-horizontal-align="justify" draw:textarea-vertical-align="middle" draw:auto-grow-height="false" fo:min-height="1.726cm" fo:min-width="1.656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iberation Serif1" fo:font-weight="bold" style:font-weight-asian="bold" style:font-weight-complex="bold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P6" style:family="paragraph">
      <loext:graphic-properties draw:fill-color="#ffffff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text-properties fo:font-style="normal" fo:font-weight="bold" style:font-style-asian="normal" style:font-weight-asian="bold" style:font-style-complex="normal" style:font-weight-complex="bold"/>
    </style:style>
    <style:style style:name="P9" style:family="paragraph">
      <loext:graphic-properties draw:fill="none" draw:fill-color="#ffffff"/>
      <style:text-properties fo:font-style="normal" fo:font-weight="bold" style:font-style-asian="normal" style:font-weight-asian="bold" style:font-style-complex="normal" style:font-weight-complex="bold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loext:graphic-properties draw:fill="none" draw:fill-color="#ffffff"/>
    </style:style>
    <style:style style:name="P12" style:family="paragraph">
      <style:paragraph-properties fo:text-align="center"/>
      <style:text-properties fo:font-size="10pt" fo:font-weight="bold" style:font-weight-asian="bold" style:font-weight-complex="bold"/>
    </style:style>
    <style:style style:name="P13" style:family="paragraph">
      <loext:graphic-properties draw:fill="none" draw:fill-color="#ffffff"/>
      <style:text-properties fo:font-size="10pt" fo:font-weight="bold" style:font-weight-asian="bold" style:font-weight-complex="bold"/>
    </style:style>
    <style:style style:name="P14" style:family="paragraph">
      <style:text-properties fo:font-weight="bold" style:font-weight-asian="bold" style:font-weight-complex="bold"/>
    </style:style>
    <style:style style:name="P15" style:family="paragraph">
      <loext:graphic-properties draw:fill-color="#ffffff"/>
      <style:text-properties fo:font-size="20pt"/>
    </style:style>
    <style:style style:name="T1" style:family="text">
      <style:text-properties style:font-name="Liberation Serif1" fo:font-size="11pt" fo:font-weight="bold" style:font-size-asian="11pt" style:font-weight-asian="bold" style:font-size-complex="11pt" style:font-weight-complex="bold"/>
    </style:style>
    <style:style style:name="T2" style:family="text">
      <style:text-properties style:font-name="Liberation Serif1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10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Kontexdiagramm</text:p>
          </draw:text-box>
        </draw:frame>
        <draw:custom-shape draw:style-name="gr1" draw:text-style-name="P2" xml:id="id2" draw:id="id2" draw:layer="layout" svg:width="5.842cm" svg:height="5.588cm" svg:x="13.208cm" svg:y="8.382cm">
          <text:p text:style-name="P1"><text:span text:style-name="T1"/></text:p>
          <text:p text:style-name="P1"><text:span text:style-name="T1"/></text:p>
          <text:p text:style-name="P1"><text:span text:style-name="T1">Extrahieren der Deskriptoren</text:span></text:p>
          <text:p text:style-name="P1"><text:span text:style-name="T1">+</text:span></text:p>
          <text:p text:style-name="P1"><text:span text:style-name="T1">Aufbauen des Deskriptor-Baumes </text:span></text:p>
          <text:p text:style-name="P1"><text:span text:style-name="T1">+</text:span></text:p>
          <text:p text:style-name="P1"><text:span text:style-name="T1">Klassifizieren</text:span></text:p>
          <text:p text:style-name="P1"><text:span text:style-name="T1">+</text:span></text:p>
          <text:p text:style-name="P1"><text:span text:style-name="T1">Leave-1-out</text:span></text:p>
          <text:p text:style-name="P1"><text:span text:style-name="T1"><text:s/></text:span><text:span text:style-name="T2"><text:s/></text:span></text:p>
          <text:p text:style-name="P1"><text:span text:style-name="T2">F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" draw:id="id1" draw:layer="layout" svg:width="2.794cm" svg:height="0.762cm" svg:x="3.81cm" svg:y="10.922cm">
          <text:p text:style-name="P1"><text:span text:style-name="T3">PCL-Nutzer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curve" svg:x1="5.207cm" svg:y1="10.922cm" svg:x2="16.129cm" svg:y2="8.382cm" draw:start-shape="id1" draw:start-glue-point="0" draw:end-shape="id2" svg:d="M5207 10922c0-4599 10922-3329 10922-2540" svg:viewBox="0 0 10923 3321">
          <text:p/>
        </draw:connector>
        <draw:connector draw:style-name="gr3" draw:text-style-name="P4" draw:layer="layout" draw:type="curve" svg:x1="16.129cm" svg:y1="13.97cm" svg:x2="5.207cm" svg:y2="11.684cm" draw:start-shape="id2" draw:start-glue-point="8" draw:end-shape="id1" draw:end-glue-point="2" svg:d="M16129 13970c0 790-10922 1933-10922-2286" svg:viewBox="0 0 10923 3048">
          <text:p/>
        </draw:connector>
        <draw:frame draw:style-name="gr4" draw:text-style-name="P5" draw:layer="layout" svg:width="7.874cm" svg:height="1.039cm" svg:x="6.604cm" svg:y="6.563cm">
          <draw:text-box>
            <text:p><text:span text:style-name="T3">D1 <text:s/>die zu </text:span><text:span text:style-name="T3">trainieren</text:span><text:span text:style-name="T3">den Point </text:span><text:span text:style-name="T3">Cloud </text:span><text:span text:style-name="T3">Daten</text:span></text:p>
          </draw:text-box>
        </draw:frame>
        <draw:frame draw:style-name="gr5" draw:text-style-name="P5" draw:layer="layout" svg:width="9.652cm" svg:height="0.645cm" svg:x="6.604cm" svg:y="6.957cm">
          <draw:text-box>
            <text:p><text:span text:style-name="T3">D2 <text:s/>die </text:span><text:span text:style-name="T3">Labels </text:span><text:span text:style-name="T3">der zu </text:span><text:span text:style-name="T3">trainieren</text:span><text:span text:style-name="T3">den Point </text:span><text:span text:style-name="T3">Cloud </text:span><text:span text:style-name="T3">Daten</text:span></text:p>
          </draw:text-box>
        </draw:frame>
        <draw:frame draw:style-name="gr4" draw:text-style-name="P5" draw:layer="layout" svg:width="8.636cm" svg:height="1.039cm" svg:x="6.858cm" svg:y="13.208cm">
          <draw:text-box>
            <text:p><text:span text:style-name="T3">D4 <text:s/>die </text:span><text:span text:style-name="T3">voraussa</text:span><text:span text:style-name="T3">gten </text:span><text:span text:style-name="T3">Label der </text:span><text:span text:style-name="T3">zu </text:span><text:span text:style-name="T3">testenden </text:span><text:span text:style-name="T3">Point </text:span><text:span text:style-name="T3">Cloud </text:span><text:span text:style-name="T3">Daten</text:span></text:p>
          </draw:text-box>
        </draw:frame>
        <draw:frame draw:style-name="gr5" draw:text-style-name="P5" draw:layer="layout" svg:width="7.112cm" svg:height="0.645cm" svg:x="6.604cm" svg:y="8.245cm">
          <draw:text-box>
            <text:p><text:span text:style-name="T3">D3 <text:s/>die zu </text:span><text:span text:style-name="T3">testenden </text:span><text:span text:style-name="T3">Point </text:span><text:span text:style-name="T3">Cloud </text:span><text:span text:style-name="T3">Daten</text:span></text:p>
          </draw:text-box>
        </draw:frame>
        <draw:frame draw:style-name="gr6" draw:text-style-name="P5" draw:layer="layout" svg:width="6.35cm" svg:height="0.762cm" svg:x="23.368cm" svg:y="17.526cm">
          <draw:text-box>
            <text:p><text:span text:style-name="T3">D4 <text:s/>die zu </text:span><text:span text:style-name="T3">testenden </text:span><text:span text:style-name="T3">Labels </text:span></text:p>
          </draw:text-box>
        </draw:frame>
        <draw:frame draw:style-name="gr7" draw:text-style-name="P5" draw:layer="layout" svg:width="9.398cm" svg:height="1.433cm" svg:x="7.112cm" svg:y="15.005cm">
          <draw:text-box>
            <text:p><text:span text:style-name="T3">D5 <text:s/>die </text:span><text:span text:style-name="T3">voraussa</text:span><text:span text:style-name="T3">gten </text:span><text:span text:style-name="T3">Labels </text:span><text:span text:style-name="T3">der </text:span><text:span text:style-name="T3">trainieren</text:span><text:span text:style-name="T3">den </text:span><text:span text:style-name="T3">PointClou</text:span><text:span text:style-name="T3">d-Daten 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text-style-name="P7" draw:layer="layout" svg:width="25.199cm" svg:height="3.506cm" svg:x="1.27cm" svg:y="0.254cm" presentation:class="title" presentation:user-transformed="true">
          <draw:text-box>
            <text:p><text:span text:style-name="T4">Da</text:span><text:span text:style-name="T4">te</text:span><text:span text:style-name="T4">nfl</text:span><text:span text:style-name="T4">us</text:span><text:span text:style-name="T4">sdi</text:span><text:span text:style-name="T4">ag</text:span><text:span text:style-name="T4">ra</text:span><text:span text:style-name="T4">m</text:span><text:span text:style-name="T4">m-</text:span><text:span text:style-name="T4">Eb</text:span><text:span text:style-name="T4">en</text:span><text:span text:style-name="T4">e </text:span><text:span text:style-name="T4">1</text:span></text:p>
          </draw:text-box>
        </draw:frame>
        <draw:custom-shape draw:style-name="gr9" draw:text-style-name="P3" xml:id="id3" draw:id="id3" draw:layer="layout" svg:width="2.794cm" svg:height="2.794cm" svg:x="5.08cm" svg:y="8.636cm">
          <text:p text:style-name="P1"><text:span text:style-name="T3"/></text:p>
          <text:p text:style-name="P1"><text:span text:style-name="T3">Extrahieren </text:span></text:p>
          <text:p text:style-name="P1"><text:span text:style-name="T3">der </text:span></text:p>
          <text:p text:style-name="P1"><text:span text:style-name="T3">Deskriptoren</text:span></text:p>
          <text:p text:style-name="P1"><text:span text:style-name="T3">F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" draw:id="id6" draw:layer="layout" svg:width="2.794cm" svg:height="2.794cm" svg:x="12.065cm" svg:y="8.382cm">
          <text:p text:style-name="P1"><text:span text:style-name="T3">Bauen der</text:span></text:p>
          <text:p text:style-name="P1"><text:span text:style-name="T3">Deskriptor-</text:span></text:p>
          <text:p text:style-name="P1"><text:span text:style-name="T3">Bäume</text:span></text:p>
          <text:p text:style-name="P1"><text:span text:style-name="T3">F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xml:id="id7" draw:id="id7" draw:layer="layout" svg:width="2.54cm" svg:height="2.54cm" svg:x="17.408cm" svg:y="4.826cm">
          <text:p text:style-name="P1"><text:span text:style-name="T3">Klassifizieren</text:span></text:p>
          <text:p text:style-name="P1"><text:span text:style-name="T3">der Daten</text:span></text:p>
          <text:p text:style-name="P1"><text:span text:style-name="T3">F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9" draw:id="id9" draw:layer="layout" svg:width="2.286cm" svg:height="2.286cm" svg:x="17.78cm" svg:y="11.43cm">
          <text:p text:style-name="P1"><text:span text:style-name="T3">Leave-1-out</text:span></text:p>
          <text:p text:style-name="P1"><text:span text:style-name="T3">F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xml:id="id4" draw:id="id4" draw:layer="layout" svg:width="5.334cm" svg:height="1.039cm" svg:x="3.81cm" svg:y="6.835cm">
          <draw:text-box>
            <text:p><text:span text:style-name="T3">D1 die zu trainierenden Point Cloud Daten </text:span></text:p>
          </draw:text-box>
        </draw:frame>
        <draw:frame draw:style-name="gr7" draw:text-style-name="P5" draw:layer="layout" svg:width="3.81cm" svg:height="1.433cm" svg:x="0.508cm" svg:y="9.489cm">
          <draw:text-box>
            <text:p><text:span text:style-name="T3">D2 <text:s/>die Labels der</text:span></text:p>
            <text:p><text:span text:style-name="T3">zu trainierenden </text:span></text:p>
            <text:p><text:span text:style-name="T3">Point Cloud Daten</text:span></text:p>
          </draw:text-box>
        </draw:frame>
        <draw:frame draw:style-name="gr7" draw:text-style-name="P5" xml:id="id5" draw:id="id5" draw:layer="layout" svg:width="3.934cm" svg:height="1.433cm" svg:x="8.258cm" svg:y="13.045cm">
          <draw:text-box>
            <text:p><text:span text:style-name="T3"><text:s/></text:span><text:span text:style-name="T3">die Deskriptoren</text:span></text:p>
            <text:p><text:span text:style-name="T3"><text:s text:c="13"/></text:span><text:span text:style-name="T3">S1</text:span></text:p>
            <text:p><text:span text:style-name="T3"/></text:p>
          </draw:text-box>
        </draw:frame>
        <draw:connector draw:style-name="gr3" draw:text-style-name="P4" draw:layer="layout" draw:type="line" svg:x1="3.836cm" svg:y1="10.055cm" svg:x2="5.08cm" svg:y2="10.033cm" draw:end-shape="id3" draw:end-glue-point="6" svg:d="M3836 10055l1244-22" svg:viewBox="0 0 1245 23">
          <text:p/>
        </draw:connector>
        <draw:connector draw:style-name="gr3" draw:text-style-name="P4" draw:layer="layout" draw:type="line" svg:x1="6.477cm" svg:y1="7.874cm" svg:x2="6.477cm" svg:y2="8.636cm" draw:start-shape="id4" draw:end-shape="id3" svg:d="M6477 7874v762" svg:viewBox="0 0 1 763">
          <text:p/>
        </draw:connector>
        <draw:line draw:style-name="gr12" draw:text-style-name="P4" draw:layer="layout" svg:x1="8.258cm" svg:y1="13.208cm" svg:x2="12.192cm" svg:y2="13.208cm">
          <text:p/>
        </draw:line>
        <draw:line draw:style-name="gr12" draw:text-style-name="P4" draw:layer="layout" svg:x1="8.258cm" svg:y1="13.97cm" svg:x2="12.192cm" svg:y2="13.97cm">
          <text:p/>
        </draw:line>
        <draw:connector draw:style-name="gr3" draw:text-style-name="P4" draw:layer="layout" draw:type="curve" svg:x1="6.477cm" svg:y1="11.43cm" svg:x2="8.258cm" svg:y2="13.761cm" draw:start-shape="id3" draw:start-glue-point="8" draw:end-shape="id5" draw:end-glue-point="3" svg:d="M6477 11430c0 1554 593 2331 1781 2331" svg:viewBox="0 0 1782 2332">
          <text:p/>
        </draw:connector>
        <draw:connector draw:style-name="gr3" draw:text-style-name="P4" draw:layer="layout" draw:type="curve" svg:x1="12.192cm" svg:y1="13.761cm" svg:x2="13.462cm" svg:y2="11.176cm" draw:start-shape="id5" draw:start-glue-point="1" draw:end-shape="id6" draw:end-glue-point="8" svg:d="M12192 13761c847 0 1270-861 1270-2585" svg:viewBox="0 0 1271 2586">
          <text:p/>
        </draw:connector>
        <draw:connector draw:style-name="gr3" draw:text-style-name="P4" draw:layer="layout" draw:type="curve" svg:x1="14.859cm" svg:y1="9.779cm" svg:x2="19.576cm" svg:y2="6.994cm" draw:start-shape="id6" draw:start-glue-point="10" draw:end-shape="id7" draw:end-glue-point="9" svg:d="M14859 9779c3145 0 4717-928 4717-2785" svg:viewBox="0 0 4718 2786">
          <text:p/>
        </draw:connector>
        <draw:frame draw:style-name="gr4" draw:text-style-name="P5" xml:id="id8" draw:id="id8" draw:layer="layout" svg:width="5.842cm" svg:height="1.039cm" svg:x="20.755cm" svg:y="5.565cm">
          <draw:text-box>
            <text:p><text:span text:style-name="T3">D4 <text:s/>die labels der getesteten <text:s/>Point Cloud Daten </text:span></text:p>
          </draw:text-box>
        </draw:frame>
        <draw:connector draw:style-name="gr3" draw:text-style-name="P4" draw:layer="layout" draw:type="lines" svg:x1="19.948cm" svg:y1="6.096cm" svg:x2="20.755cm" svg:y2="6.084cm" draw:start-shape="id7" draw:start-glue-point="10" draw:end-shape="id8" draw:end-glue-point="3" svg:d="M19948 6096h527l-220-12h500" svg:viewBox="0 0 808 13">
          <text:p/>
        </draw:connector>
        <draw:connector draw:style-name="gr3" draw:text-style-name="P4" draw:layer="layout" draw:type="lines" svg:x1="20.066cm" svg:y1="12.573cm" svg:x2="21.312cm" svg:y2="12.572cm" draw:start-shape="id9" draw:start-glue-point="10" draw:end-shape="id10" draw:end-glue-point="3" svg:d="M20066 12573h527l219-1h500" svg:viewBox="0 0 1247 2">
          <text:p/>
        </draw:connector>
        <draw:frame draw:style-name="gr4" draw:text-style-name="P5" xml:id="id11" draw:id="id11" draw:layer="layout" svg:width="4.572cm" svg:height="1.039cm" svg:x="16.348cm" svg:y="3.302cm">
          <draw:text-box>
            <text:p><text:span text:style-name="T3">D3 <text:s/>die zu testenden </text:span></text:p>
            <text:p><text:span text:style-name="T3"><text:s/></text:span><text:span text:style-name="T3">Point Cloud Daten </text:span></text:p>
          </draw:text-box>
        </draw:frame>
        <draw:frame draw:style-name="gr4" draw:text-style-name="P5" xml:id="id10" draw:id="id10" draw:layer="layout" svg:width="5.842cm" svg:height="1.039cm" svg:x="21.312cm" svg:y="12.053cm">
          <draw:text-box>
            <text:p><text:span text:style-name="T3">D5 <text:s/>die Labels der getrainierten Point Cloud Daten </text:span></text:p>
          </draw:text-box>
        </draw:frame>
        <draw:connector draw:style-name="gr3" draw:text-style-name="P4" draw:layer="layout" draw:type="curve" svg:x1="14.859cm" svg:y1="9.779cm" svg:x2="18.923cm" svg:y2="11.43cm" draw:start-shape="id6" draw:end-shape="id9" draw:end-glue-point="4" svg:d="M14859 9779c2710 0 4064 550 4064 1651" svg:viewBox="0 0 4065 1652">
          <text:p/>
        </draw:connector>
        <draw:connector draw:style-name="gr3" draw:text-style-name="P4" draw:layer="layout" draw:type="curve" svg:x1="18.634cm" svg:y1="4.341cm" svg:x2="18.678cm" svg:y2="4.826cm" draw:start-shape="id11" draw:start-glue-point="2" draw:end-shape="id7" draw:end-glue-point="4" svg:d="M18634 4341c0 345 44 103 44 485" svg:viewBox="0 0 45 486">
          <text:p/>
        </draw:connector>
        <draw:frame draw:style-name="gr4" draw:text-style-name="P5" xml:id="id12" draw:id="id12" draw:layer="layout" svg:width="3.048cm" svg:height="1.039cm" svg:x="8.636cm" svg:y="11.407cm">
          <draw:text-box>
            <text:p><text:span text:style-name="T3">die Labels</text:span></text:p>
            <text:p><text:span text:style-name="T3"><text:s text:c="8"/></text:span><text:span text:style-name="T3">S2</text:span></text:p>
          </draw:text-box>
        </draw:frame>
        <draw:line draw:style-name="gr12" draw:text-style-name="P4" draw:layer="layout" svg:x1="8.636cm" svg:y1="12.261cm" svg:x2="11.554cm" svg:y2="12.261cm">
          <text:p/>
        </draw:line>
        <draw:line draw:style-name="gr12" draw:text-style-name="P4" draw:layer="layout" svg:x1="8.609cm" svg:y1="11.539cm" svg:x2="11.43cm" svg:y2="11.539cm">
          <text:p/>
        </draw:line>
        <draw:connector draw:style-name="gr3" draw:text-style-name="P4" draw:layer="layout" draw:type="curve" svg:x1="7.874cm" svg:y1="10.033cm" svg:x2="8.636cm" svg:y2="11.926cm" draw:start-shape="id3" draw:start-glue-point="10" draw:end-shape="id12" draw:end-glue-point="3" svg:d="M7874 10033c592 0 212 1893 762 1893" svg:viewBox="0 0 763 1894">
          <text:p/>
        </draw:connector>
        <draw:connector draw:style-name="gr3" draw:text-style-name="P4" draw:layer="layout" draw:type="curve" svg:x1="10.16cm" svg:y1="11.407cm" svg:x2="12.065cm" svg:y2="9.779cm" draw:start-shape="id12" draw:end-shape="id6" draw:end-glue-point="6" svg:d="M10160 11407c0-1086 635-1628 1905-1628" svg:viewBox="0 0 1906 1629">
          <text:p/>
        </draw:connector>
        <draw:frame draw:style-name="gr4" draw:text-style-name="P5" draw:layer="layout" svg:width="4.064cm" svg:height="1.039cm" svg:x="3.556cm" svg:y="13.159cm">
          <draw:text-box>
            <text:p><text:span text:style-name="T3">D6 die Deskriptoren von jedem Cluster</text:span></text:p>
          </draw:text-box>
        </draw:frame>
        <draw:frame draw:style-name="gr13" draw:text-style-name="P5" draw:layer="layout" svg:width="3.937cm" svg:height="1.179cm" svg:x="7.996cm" svg:y="9.235cm">
          <draw:text-box>
            <text:p><text:span text:style-name="T3">D7 die Labels <text:s/>von jedem Cluster</text:span></text:p>
          </draw:text-box>
        </draw:frame>
        <draw:connector draw:style-name="gr3" draw:text-style-name="P4" draw:layer="layout" draw:type="curve" svg:x1="17.408cm" svg:y1="6.096cm" svg:x2="13.462cm" svg:y2="8.382cm" draw:start-shape="id7" draw:start-glue-point="6" draw:end-shape="id6" draw:end-glue-point="4" svg:d="M17408 6096c-2631 0-3946 762-3946 2286" svg:viewBox="0 0 3947 2287">
          <text:p/>
        </draw:connector>
        <draw:frame draw:style-name="gr14" draw:text-style-name="P9" draw:layer="layout" svg:width="5.08cm" svg:height="1.713cm" svg:x="11.592cm" svg:y="5.444cm">
          <draw:text-box>
            <text:p text:style-name="P8"><text:span text:style-name="T5">D9 die Deskriptoren der zu testenden Point Cloud</text:span></text:p>
          </draw:text-box>
        </draw:frame>
        <draw:connector draw:style-name="gr3" draw:text-style-name="P4" draw:layer="layout" draw:type="curve" svg:x1="14.45cm" svg:y1="8.791cm" svg:x2="18.678cm" svg:y2="7.366cm" draw:start-shape="id6" draw:start-glue-point="11" draw:end-shape="id7" draw:end-glue-point="8" svg:d="M14450 8791c2819 0 4228-475 4228-1425" svg:viewBox="0 0 4229 1426">
          <text:p/>
        </draw:connector>
        <draw:frame draw:style-name="gr15" draw:text-style-name="P5" draw:layer="layout" svg:width="5.08cm" svg:height="1.433cm" svg:x="13.854cm" svg:y="7.294cm">
          <draw:text-box>
            <text:p><text:span text:style-name="T3">D10 <text:s/>Die Deskriptor-Bäume</text:span></text:p>
            <text:p><text:span text:style-name="T3">der zu testenden PointCloud</text:span></text:p>
          </draw:text-box>
        </draw:frame>
        <draw:frame draw:style-name="gr15" draw:text-style-name="P5" draw:layer="layout" svg:width="5.08cm" svg:height="1.433cm" svg:x="13.854cm" svg:y="7.295cm">
          <draw:text-box>
            <text:p><text:span text:style-name="T3">D10 <text:s/>Die </text:span><text:span text:style-name="T3">Deskripto</text:span><text:span text:style-name="T3">r-Bäume</text:span></text:p>
            <text:p><text:span text:style-name="T3">der zu </text:span><text:span text:style-name="T3">testenden </text:span><text:span text:style-name="T3">PointClou</text:span><text:span text:style-name="T3">d</text:span></text:p>
          </draw:text-box>
        </draw:frame>
        <draw:frame draw:style-name="gr15" draw:text-style-name="P5" draw:layer="layout" svg:width="5.588cm" svg:height="1.27cm" svg:x="18.288cm" svg:y="9.398cm">
          <draw:text-box>
            <text:p><text:span text:style-name="T3">D8 <text:s/>Die </text:span><text:span text:style-name="T3">Deskripto</text:span><text:span text:style-name="T3">r-Bäume</text:span></text:p>
            <text:p><text:span text:style-name="T3">der </text:span><text:span text:style-name="T3">getrainier</text:span><text:span text:style-name="T3">ten </text:span><text:span text:style-name="T3">PointClou</text:span><text:span text:style-name="T3">d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text-style-name="P10" draw:layer="layout" svg:width="25.199cm" svg:height="3.506cm" svg:x="0.963cm" svg:y="0cm" presentation:class="title" presentation:user-transformed="true">
          <draw:text-box>
            <text:p><text:span text:style-name="T6">Da</text:span><text:span text:style-name="T6">ten</text:span><text:span text:style-name="T6">flu</text:span><text:span text:style-name="T6">ss</text:span><text:span text:style-name="T6">dia</text:span><text:span text:style-name="T6">gra</text:span><text:span text:style-name="T6">m </text:span><text:span text:style-name="T6">– </text:span><text:span text:style-name="T6">Eb</text:span><text:span text:style-name="T6">en</text:span><text:span text:style-name="T6">e 2 </text:span><text:span text:style-name="T6">– </text:span><text:span text:style-name="T6">Fu</text:span><text:span text:style-name="T6">nkt</text:span><text:span text:style-name="T6">ion </text:span><text:span text:style-name="T6">1</text:span></text:p>
          </draw:text-box>
        </draw:frame>
        <draw:custom-shape draw:style-name="gr10" draw:text-style-name="P3" xml:id="id14" draw:id="id14" draw:layer="layout" svg:width="2.54cm" svg:height="2.54cm" svg:x="7.366cm" svg:y="7.267cm">
          <text:p text:style-name="P1"><text:span text:style-name="T3"/></text:p>
          <text:p text:style-name="P1"><text:span text:style-name="T3">Filtern </text:span></text:p>
          <text:p text:style-name="P1"><text:span text:style-name="T3">der Punkte</text:span></text:p>
          <text:p text:style-name="P1"><text:span text:style-name="T3">F1.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7" draw:id="id17" draw:layer="layout" svg:width="2.794cm" svg:height="2.794cm" svg:x="12.7cm" svg:y="6.858cm">
          <text:p text:style-name="P1"><text:span text:style-name="T3"/></text:p>
          <text:p text:style-name="P1"><text:span text:style-name="T3">Extrahieren </text:span></text:p>
          <text:p text:style-name="P1"><text:span text:style-name="T3">der <text:s/>Euklidsche </text:span></text:p>
          <text:p text:style-name="P1"><text:span text:style-name="T3">Cluster</text:span></text:p>
          <text:p text:style-name="P1"><text:span text:style-name="T3">F1.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xml:id="id16" draw:id="id16" draw:layer="layout" svg:width="2.54cm" svg:height="2.54cm" svg:x="7.366cm" svg:y="10.668cm">
          <text:p text:style-name="P1"><text:span text:style-name="T3">Einlesen</text:span></text:p>
          <text:p text:style-name="P1"><text:span text:style-name="T3">der Labels</text:span></text:p>
          <text:p text:style-name="P1"><text:span text:style-name="T3">F1.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5" xml:id="id15" draw:id="id15" draw:layer="layout" svg:width="3.784cm" svg:height="1.603cm" svg:x="2.286cm" svg:y="11.15cm">
          <draw:text-box>
            <text:p><text:span text:style-name="T3">D2 <text:s text:c="2"/>die </text:span><text:span text:style-name="T3">Labels der </text:span><text:span text:style-name="T3">zu </text:span><text:span text:style-name="T3">trainierend</text:span><text:span text:style-name="T3">en </text:span></text:p>
            <text:p><text:span text:style-name="T3">Point </text:span><text:span text:style-name="T3">Cloud </text:span><text:span text:style-name="T3">Daten</text:span></text:p>
          </draw:text-box>
        </draw:frame>
        <draw:frame draw:style-name="gr7" draw:text-style-name="P5" xml:id="id13" draw:id="id13" draw:layer="layout" svg:width="3.609cm" svg:height="1.433cm" svg:x="2.54cm" svg:y="7.817cm">
          <draw:text-box>
            <text:p><text:span text:style-name="T3">D1 <text:s text:c="2"/>die zu</text:span></text:p>
            <text:p><text:span text:style-name="T3">trainierenden</text:span></text:p>
            <text:p><text:span text:style-name="T3">Point Cloud </text:span><text:span text:style-name="T3">Daten </text:span></text:p>
          </draw:text-box>
        </draw:frame>
        <draw:connector draw:style-name="gr3" draw:text-style-name="P4" draw:layer="layout" draw:type="curve" svg:x1="6.149cm" svg:y1="8.533cm" svg:x2="7.366cm" svg:y2="8.537cm" draw:start-shape="id13" draw:start-glue-point="1" draw:end-shape="id14" draw:end-glue-point="6" svg:d="M6149 8533c894 0 286 4 1217 4" svg:viewBox="0 0 1218 5">
          <text:p/>
        </draw:connector>
        <draw:connector draw:style-name="gr3" draw:text-style-name="P4" draw:layer="layout" draw:type="curve" svg:x1="6.07cm" svg:y1="11.951cm" svg:x2="7.366cm" svg:y2="11.938cm" draw:start-shape="id15" draw:start-glue-point="1" draw:end-shape="id16" draw:end-glue-point="6" svg:d="M6070 11951c952 0 305-13 1296-13" svg:viewBox="0 0 1297 14">
          <text:p/>
        </draw:connector>
        <draw:frame draw:style-name="gr17" draw:text-style-name="P5" draw:layer="layout" svg:width="4.292cm" svg:height="1.039cm" svg:x="8.662cm" svg:y="14.478cm">
          <draw:text-box>
            <text:p><text:span text:style-name="T3">D1.4 <text:s/>die Labels</text:span></text:p>
            <text:p><text:span text:style-name="T3">der Point Cloud Daten</text:span></text:p>
          </draw:text-box>
        </draw:frame>
        <draw:connector draw:style-name="gr3" draw:text-style-name="P4" draw:layer="layout" draw:type="curve" svg:x1="8.636cm" svg:y1="7.267cm" svg:x2="13.109cm" svg:y2="7.267cm" draw:start-shape="id14" draw:start-glue-point="4" draw:end-shape="id17" draw:end-glue-point="5" svg:d="M8636 7267c0-1402 4473-1402 4473 0" svg:viewBox="0 0 4474 1052">
          <text:p/>
        </draw:connector>
        <draw:connector draw:style-name="gr3" draw:text-style-name="P4" draw:layer="layout" draw:type="curve" svg:x1="14.097cm" svg:y1="6.858cm" svg:x2="18.415cm" svg:y2="6.858cm" draw:start-shape="id17" draw:start-glue-point="4" draw:end-shape="id18" draw:end-glue-point="4" svg:d="M14097 6858c0-789 4318-789 4318 0" svg:viewBox="0 0 4319 593">
          <text:p/>
        </draw:connector>
        <draw:connector draw:style-name="gr3" draw:text-style-name="P4" draw:layer="layout" draw:type="curve" svg:x1="19.812cm" svg:y1="8.255cm" svg:x2="23.876cm" svg:y2="8.264cm" draw:start-shape="id18" draw:end-shape="id19" svg:d="M19812 8255c3069 0 1037 9 4064 9" svg:viewBox="0 0 4065 10">
          <text:p/>
        </draw:connector>
        <draw:frame draw:style-name="gr4" draw:text-style-name="P5" draw:layer="layout" svg:width="4.696cm" svg:height="1.039cm" svg:x="19.608cm" svg:y="7.181cm">
          <draw:text-box>
            <text:p><text:span text:style-name="T3"><text:s/></text:span><text:span text:style-name="T3">D8 <text:s/>die Deskriptoren von jedem Cluster</text:span></text:p>
          </draw:text-box>
        </draw:frame>
        <draw:custom-shape draw:style-name="gr9" draw:text-style-name="P3" xml:id="id18" draw:id="id18" draw:layer="layout" svg:width="2.794cm" svg:height="2.794cm" svg:x="17.018cm" svg:y="6.858cm">
          <text:p text:style-name="P1"><text:span text:style-name="T3">Berechnen </text:span></text:p>
          <text:p text:style-name="P1"><text:span text:style-name="T3">der </text:span></text:p>
          <text:p text:style-name="P1"><text:span text:style-name="T3">Deskriptoren</text:span></text:p>
          <text:p text:style-name="P1"><text:span text:style-name="T3">jedes Clusters</text:span></text:p>
          <text:p text:style-name="P1"><text:span text:style-name="T3">F1.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curve" svg:x1="8.636cm" svg:y1="13.208cm" svg:x2="12.818cm" svg:y2="13.344cm" draw:start-shape="id16" draw:start-glue-point="8" draw:end-shape="id20" draw:end-glue-point="7" svg:d="M8636 13208c0 1552 4182 1484 4182 136" svg:viewBox="0 0 4183 1157">
          <text:p/>
        </draw:connector>
        <draw:frame draw:style-name="gr4" draw:text-style-name="P11" draw:layer="layout" svg:width="5.334cm" svg:height="1.039cm" svg:x="8.636cm" svg:y="5.565cm">
          <draw:text-box>
            <text:p><text:span text:style-name="T3">D1.1 <text:s text:c="2"/>die Eingangspunkte</text:span> </text:p>
          </draw:text-box>
        </draw:frame>
        <draw:frame draw:style-name="gr4" draw:text-style-name="P5" draw:layer="layout" svg:width="5.588cm" svg:height="1.039cm" svg:x="14.478cm" svg:y="5.565cm">
          <draw:text-box>
            <text:p><text:span text:style-name="T3">D1.2 <text:s/>die extrahierten <text:s/>Cluster</text:span></text:p>
          </draw:text-box>
        </draw:frame>
        <draw:custom-shape draw:style-name="gr10" draw:text-style-name="P3" xml:id="id20" draw:id="id20" draw:layer="layout" svg:width="2.54cm" svg:height="2.54cm" svg:x="12.446cm" svg:y="11.176cm">
          <text:p text:style-name="P1"><text:span text:style-name="T3"/></text:p>
          <text:p text:style-name="P1"><text:span text:style-name="T3">Speichern</text:span></text:p>
          <text:p text:style-name="P1"><text:span text:style-name="T3">der Labels </text:span></text:p>
          <text:p text:style-name="P1"><text:span text:style-name="T3">von jedem </text:span></text:p>
          <text:p text:style-name="P1"><text:span text:style-name="T3">Cluster</text:span></text:p>
          <text:p text:style-name="P1"><text:span text:style-name="T3">F1.5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xml:id="id21" draw:id="id21" draw:layer="layout" svg:width="2.82cm" svg:height="1.039cm" svg:x="18.262cm" svg:y="12.859cm">
          <draw:text-box>
            <text:p><text:span text:style-name="T3"><text:s text:c="2"/></text:span><text:span text:style-name="T3">die Labels</text:span></text:p>
            <text:p><text:span text:style-name="T3"><text:s text:c="8"/></text:span><text:span text:style-name="T3">S2</text:span></text:p>
          </draw:text-box>
        </draw:frame>
        <draw:connector draw:style-name="gr3" draw:text-style-name="P4" draw:layer="layout" draw:type="curve" svg:x1="15.085cm" svg:y1="9.243cm" svg:x2="14.986cm" svg:y2="12.446cm" draw:start-shape="id17" draw:start-glue-point="9" draw:end-shape="id20" draw:end-glue-point="10" svg:d="M15085 9243c1404 0 1453 3203-99 3203" svg:viewBox="0 0 1159 3204">
          <text:p/>
        </draw:connector>
        <draw:connector draw:style-name="gr3" draw:text-style-name="P4" draw:layer="layout" draw:type="curve" svg:x1="14.614cm" svg:y1="13.344cm" svg:x2="18.262cm" svg:y2="13.378cm" draw:start-shape="id20" draw:start-glue-point="9" draw:end-shape="id21" svg:d="M14614 13344c3036 0 1212 34 3648 34" svg:viewBox="0 0 3649 35">
          <text:p/>
        </draw:connector>
        <draw:frame draw:style-name="gr4" draw:text-style-name="P5" draw:layer="layout" svg:width="4.318cm" svg:height="1.039cm" svg:x="16.144cm" svg:y="10.414cm">
          <draw:text-box>
            <text:p><text:span text:style-name="T3">D1.3 Die Anzahl der Cluster </text:span></text:p>
          </draw:text-box>
        </draw:frame>
        <draw:frame draw:style-name="gr4" draw:text-style-name="P5" xml:id="id19" draw:id="id19" draw:layer="layout" svg:width="3.556cm" svg:height="1.039cm" svg:x="23.876cm" svg:y="7.745cm">
          <draw:text-box>
            <text:p><text:span text:style-name="T3">Die Deskriptoren</text:span></text:p>
            <text:p><text:span text:style-name="T3"><text:s text:c="13"/></text:span><text:span text:style-name="T3">S1</text:span></text:p>
          </draw:text-box>
        </draw:frame>
        <draw:line draw:style-name="gr12" draw:text-style-name="P4" draw:layer="layout" svg:x1="23.876cm" svg:y1="8.636cm" svg:x2="26.67cm" svg:y2="8.636cm">
          <text:p/>
        </draw:line>
        <draw:line draw:style-name="gr12" draw:text-style-name="P4" draw:layer="layout" svg:x1="23.876cm" svg:y1="7.874cm" svg:x2="26.924cm" svg:y2="7.874cm">
          <text:p/>
        </draw:line>
        <draw:frame draw:style-name="gr4" draw:text-style-name="P5" draw:layer="layout" svg:width="3.556cm" svg:height="1.039cm" svg:x="14.425cm" svg:y="13.264cm">
          <draw:text-box>
            <text:p><text:span text:style-name="T3">D9 <text:s/>die Labels</text:span></text:p>
            <text:p><text:span text:style-name="T3">von jedem Cluster</text:span></text:p>
          </draw:text-box>
        </draw:frame>
        <draw:line draw:style-name="gr12" draw:text-style-name="P4" draw:layer="layout" svg:x1="18.034cm" svg:y1="13.742cm" svg:x2="21.082cm" svg:y2="13.716cm">
          <text:p/>
        </draw:line>
        <draw:line draw:style-name="gr12" draw:text-style-name="P4" draw:layer="layout" svg:x1="18.034cm" svg:y1="12.954cm" svg:x2="21.082cm" svg:y2="12.954cm">
          <text:p/>
        </draw:line>
        <presentation:notes draw:style-name="dp2">
          <draw:page-thumbnail draw:style-name="gr8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<text:span text:style-name="T6">Da</text:span><text:span text:style-name="T6">ten</text:span><text:span text:style-name="T6">flu</text:span><text:span text:style-name="T6">ss</text:span><text:span text:style-name="T6">dia</text:span><text:span text:style-name="T6">gra</text:span><text:span text:style-name="T6">m </text:span><text:span text:style-name="T6">– </text:span><text:span text:style-name="T6">Eb</text:span><text:span text:style-name="T6">en</text:span><text:span text:style-name="T6">e 2 </text:span><text:span text:style-name="T6">– </text:span><text:span text:style-name="T6">Fu</text:span><text:span text:style-name="T6">nkt</text:span><text:span text:style-name="T6">ion </text:span><text:span text:style-name="T6">2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<text:span text:style-name="T6">Da</text:span><text:span text:style-name="T6">ten</text:span><text:span text:style-name="T6">flu</text:span><text:span text:style-name="T6">ss</text:span><text:span text:style-name="T6">dia</text:span><text:span text:style-name="T6">gra</text:span><text:span text:style-name="T6">m </text:span><text:span text:style-name="T6">– </text:span><text:span text:style-name="T6">Eb</text:span><text:span text:style-name="T6">en</text:span><text:span text:style-name="T6">e 2 </text:span><text:span text:style-name="T6">– </text:span><text:span text:style-name="T6">Fu</text:span><text:span text:style-name="T6">nkt</text:span><text:span text:style-name="T6">ion </text:span><text:span text:style-name="T6">3</text:span></text:p>
          </draw:text-box>
        </draw:frame>
        <draw:custom-shape draw:style-name="gr18" draw:text-style-name="P12" xml:id="id23" draw:id="id23" draw:layer="layout" svg:width="3.302cm" svg:height="3.302cm" svg:x="5.08cm" svg:y="11.938cm">
          <text:p text:style-name="P1"><text:span text:style-name="T7">Speichern </text:span></text:p>
          <text:p text:style-name="P1"><text:span text:style-name="T7">der Deskriptor-</text:span></text:p>
          <text:p text:style-name="P1"><text:span text:style-name="T7">Bäume</text:span></text:p>
          <text:p text:style-name="P1"><text:span text:style-name="T7">F3.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4.318cm" svg:y1="13.6cm" svg:x2="5.08cm" svg:y2="13.589cm" draw:start-shape="id22" draw:start-glue-point="1" draw:end-shape="id23" draw:end-glue-point="6" svg:d="M4318 13600l762-11" svg:viewBox="0 0 763 12">
          <text:p/>
        </draw:connector>
        <draw:frame draw:style-name="gr7" draw:text-style-name="P13" xml:id="id22" draw:id="id22" draw:layer="layout" svg:width="4.318cm" svg:height="1.433cm" svg:x="0cm" svg:y="12.884cm">
          <draw:text-box>
            <text:p><text:span text:style-name="T7">D8 Die getrainiereden </text:span><text:span text:style-name="T7">Deskriptor-Bäume</text:span></text:p>
          </draw:text-box>
        </draw:frame>
        <draw:custom-shape draw:style-name="gr18" draw:text-style-name="P12" xml:id="id25" draw:id="id25" draw:layer="layout" svg:width="3.302cm" svg:height="3.302cm" svg:x="9.88cm" svg:y="8.304cm">
          <text:p text:style-name="P1"><text:span text:style-name="T7">Extrahieren der</text:span></text:p>
          <text:p text:style-name="P1"><text:span text:style-name="T7">Deskriptoren</text:span></text:p>
          <text:p text:style-name="P1"><text:span text:style-name="T7">der zu testenden</text:span></text:p>
          <text:p text:style-name="P1"><text:span text:style-name="T7">PointCloudDaten</text:span></text:p>
          <text:p text:style-name="P1"><text:span text:style-name="T7">F3.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1.557cm" svg:y1="7.673cm" svg:x2="11.531cm" svg:y2="8.304cm" draw:start-shape="id24" draw:start-glue-point="2" draw:end-shape="id25" draw:end-glue-point="4" svg:d="M11557 7673l-26 631" svg:viewBox="0 0 27 632">
          <text:p/>
        </draw:connector>
        <draw:frame draw:style-name="gr19" draw:text-style-name="P13" xml:id="id24" draw:id="id24" draw:layer="layout" svg:width="4.318cm" svg:height="1.064cm" svg:x="9.398cm" svg:y="6.609cm">
          <draw:text-box>
            <text:p><text:span text:style-name="T7">D3 </text:span><text:span text:style-name="T7"><text:s text:c="2"/></text:span><text:span text:style-name="T7">di</text:span><text:span text:style-name="T7">e </text:span><text:span text:style-name="T7">zu </text:span><text:span text:style-name="T7">te</text:span><text:span text:style-name="T7">st</text:span><text:span text:style-name="T7">en</text:span><text:span text:style-name="T7">de</text:span><text:span text:style-name="T7">n </text:span><text:span text:style-name="T7">Po</text:span><text:span text:style-name="T7">int </text:span><text:span text:style-name="T7">Cl</text:span><text:span text:style-name="T7">ou</text:span><text:span text:style-name="T7">d </text:span><text:span text:style-name="T7">Da</text:span><text:span text:style-name="T7">te</text:span><text:span text:style-name="T7">n</text:span></text:p>
          </draw:text-box>
        </draw:frame>
        <draw:frame draw:style-name="gr4" draw:text-style-name="P13" xml:id="id26" draw:id="id26" draw:layer="layout" svg:width="4.826cm" svg:height="1.039cm" svg:x="8.89cm" svg:y="15.494cm">
          <draw:text-box>
            <text:p><text:span text:style-name="T7"><text:s/></text:span><text:span text:style-name="T7">die Deskriptor-</text:span><text:span text:style-name="T7">Bäume</text:span></text:p>
            <text:p><text:span text:style-name="T7"><text:s text:c="17"/></text:span><text:span text:style-name="T7">S3.1</text:span></text:p>
          </draw:text-box>
        </draw:frame>
        <draw:line draw:style-name="gr12" draw:text-style-name="P4" draw:layer="layout" svg:x1="9.144cm" svg:y1="15.579cm" svg:x2="13.716cm" svg:y2="15.579cm">
          <text:p/>
        </draw:line>
        <draw:line draw:style-name="gr12" draw:text-style-name="P4" draw:layer="layout" svg:x1="9.144cm" svg:y1="16.51cm" svg:x2="13.462cm" svg:y2="16.51cm">
          <text:p/>
        </draw:line>
        <draw:connector draw:style-name="gr3" draw:text-style-name="P4" draw:layer="layout" draw:type="curve" svg:x1="6.731cm" svg:y1="15.24cm" svg:x2="8.89cm" svg:y2="16.013cm" draw:start-shape="id23" draw:start-glue-point="8" draw:end-shape="id26" draw:end-glue-point="3" svg:d="M6731 15240c0 516 719 773 2159 773" svg:viewBox="0 0 2160 774">
          <text:p/>
        </draw:connector>
        <draw:custom-shape draw:style-name="gr20" draw:text-style-name="P12" xml:id="id28" draw:id="id28" draw:layer="layout" svg:width="3.048cm" svg:height="2.995cm" svg:x="15.748cm" svg:y="11.684cm">
          <text:p text:style-name="P1"><text:span text:style-name="T7">Suchen des </text:span></text:p>
          <text:p text:style-name="P1"><text:span text:style-name="T7">nähesten </text:span></text:p>
          <text:p text:style-name="P1"><text:span text:style-name="T7">Deskriptor-</text:span></text:p>
          <text:p text:style-name="P1"><text:span text:style-name="T7">Baumes </text:span></text:p>
          <text:p text:style-name="P1"><text:span text:style-name="T7">F3.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curve" svg:x1="9.88cm" svg:y1="9.955cm" svg:x2="7.62cm" svg:y2="9.951cm" draw:start-shape="id25" draw:start-glue-point="6" draw:end-shape="id27" draw:end-glue-point="1" svg:d="M9880 9955c-1714 0-585-4-2260-4" svg:viewBox="0 0 2261 5">
          <text:p/>
        </draw:connector>
        <draw:connector draw:style-name="gr3" draw:text-style-name="P4" draw:layer="layout" draw:type="curve" svg:x1="13.716cm" svg:y1="16.013cm" svg:x2="17.272cm" svg:y2="14.679cm" draw:start-shape="id26" draw:start-glue-point="1" draw:end-shape="id28" draw:end-glue-point="8" svg:d="M13716 16013c2371 0 3556-444 3556-1334" svg:viewBox="0 0 3557 1335">
          <text:p/>
        </draw:connector>
        <draw:frame draw:style-name="gr7" draw:text-style-name="P13" xml:id="id27" draw:id="id27" draw:layer="layout" svg:width="4.572cm" svg:height="1.433cm" svg:x="3.048cm" svg:y="9.235cm">
          <draw:text-box>
            <text:p><text:span text:style-name="T7">D9 <text:s text:c="2"/>Deskriptoren </text:span><text:span text:style-name="T7">der zu testenden </text:span><text:span text:style-name="T7">PointCloud</text:span></text:p>
          </draw:text-box>
        </draw:frame>
        <draw:connector draw:style-name="gr3" draw:text-style-name="P4" draw:layer="layout" draw:type="curve" svg:x1="18.796cm" svg:y1="13.181cm" svg:x2="20.066cm" svg:y2="13.196cm" draw:start-shape="id28" draw:start-glue-point="10" draw:end-shape="id29" draw:end-glue-point="3" svg:d="M18796 13181c973 0 339 15 1270 15" svg:viewBox="0 0 1271 16">
          <text:p/>
        </draw:connector>
        <draw:frame draw:style-name="gr4" draw:text-style-name="P13" xml:id="id29" draw:id="id29" draw:layer="layout" svg:width="5.08cm" svg:height="1.039cm" svg:x="20.066cm" svg:y="12.677cm">
          <draw:text-box>
            <text:p><text:span text:style-name="T7">D4 <text:s/></text:span><text:span text:style-name="T7">die </text:span><text:span text:style-name="T7">labe</text:span><text:span text:style-name="T7">ls </text:span><text:span text:style-name="T7">der </text:span><text:span text:style-name="T7">gete</text:span><text:span text:style-name="T7">sten </text:span><text:span text:style-name="T7"><text:s/></text:span><text:span text:style-name="T7">Poi</text:span><text:span text:style-name="T7">nt </text:span><text:span text:style-name="T7">Clo</text:span><text:span text:style-name="T7">ud </text:span><text:span text:style-name="T7">Date</text:span><text:span text:style-name="T7">n </text:span></text:p>
          </draw:text-box>
        </draw:frame>
        <draw:frame draw:style-name="gr7" draw:text-style-name="P13" draw:layer="layout" svg:width="5.842cm" svg:height="1.433cm" svg:x="21.336cm" svg:y="20.157cm">
          <draw:text-box>
            <text:p><text:span text:style-name="T7">D6 <text:s/>die </text:span><text:span text:style-name="T7">Labels </text:span><text:span text:style-name="T7">der </text:span><text:span text:style-name="T7">trainieren</text:span><text:span text:style-name="T7">den </text:span><text:span text:style-name="T7">PointClou</text:span><text:span text:style-name="T7">d-Daten </text:span></text:p>
          </draw:text-box>
        </draw:frame>
        <draw:frame draw:style-name="gr21" draw:text-style-name="P5" xml:id="id30" draw:id="id30" draw:layer="layout" svg:width="5.08cm" svg:height="1.827cm" svg:x="0cm" svg:y="10.826cm">
          <draw:text-box>
            <text:p text:style-name="P14"><text:span text:style-name="T3">D10 Die Deskriptor-</text:span><text:span text:style-name="T3">Bäume der zu </text:span><text:span text:style-name="T3">testenden Point </text:span><text:span text:style-name="T3">Cloud Daten</text:span></text:p>
          </draw:text-box>
        </draw:frame>
        <draw:connector draw:style-name="gr3" draw:text-style-name="P4" draw:layer="layout" draw:type="curve" svg:x1="5.08cm" svg:y1="11.739cm" svg:x2="6.731cm" svg:y2="11.938cm" draw:start-shape="id30" draw:start-glue-point="1" draw:end-shape="id23" draw:end-glue-point="4" svg:d="M5080 11739c1101 0 1651 66 1651 199" svg:viewBox="0 0 1652 200">
          <text:p/>
        </draw:connector>
        <draw:connector draw:style-name="gr3" draw:text-style-name="P4" draw:layer="layout" draw:type="curve" svg:x1="11.303cm" svg:y1="15.494cm" svg:x2="15.748cm" svg:y2="13.181cm" draw:start-shape="id26" draw:start-glue-point="0" draw:end-shape="id28" draw:end-glue-point="6" svg:d="M11303 15494c0-1542 1481-2313 4445-2313" svg:viewBox="0 0 4446 2314">
          <text:p/>
        </draw:connector>
        <draw:frame draw:style-name="gr15" draw:text-style-name="P5" draw:layer="layout" svg:width="5.588cm" svg:height="1.27cm" svg:x="14.224cm" svg:y="16.256cm">
          <draw:text-box>
            <text:p><text:span text:style-name="T3">D8 <text:s/>Die </text:span><text:span text:style-name="T3">Deskriptor-</text:span><text:span text:style-name="T3">Bäume</text:span></text:p>
            <text:p><text:span text:style-name="T3">der </text:span><text:span text:style-name="T3">getrainierte</text:span><text:span text:style-name="T3">n </text:span><text:span text:style-name="T3">PointCloud</text:span></text:p>
          </draw:text-box>
        </draw:frame>
        <draw:frame draw:style-name="gr15" draw:text-style-name="P5" draw:layer="layout" svg:width="5.08cm" svg:height="1.433cm" svg:x="10.16cm" svg:y="12.537cm">
          <draw:text-box>
            <text:p><text:span text:style-name="T3">D10 <text:s/>Die </text:span><text:span text:style-name="T3">Deskriptor-</text:span><text:span text:style-name="T3">Bäume</text:span></text:p>
            <text:p><text:span text:style-name="T3">der zu </text:span><text:span text:style-name="T3">testenden </text:span><text:span text:style-name="T3">PointCloud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5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<text:span text:style-name="T6">Datenfl</text:span><text:span text:style-name="T6">ussdiag</text:span><text:span text:style-name="T6">ram – </text:span><text:span text:style-name="T6">Ebene </text:span><text:span text:style-name="T6">2 – </text:span><text:span text:style-name="T6">Funktio</text:span><text:span text:style-name="T6">n 4</text:span></text:p>
          </draw:text-box>
        </draw:frame>
        <draw:custom-shape draw:style-name="gr18" draw:text-style-name="P12" xml:id="id32" draw:id="id32" draw:layer="layout" svg:width="3.302cm" svg:height="3.302cm" svg:x="5.588cm" svg:y="11.684cm">
          <text:p text:style-name="P1"><text:span text:style-name="T7">Speichern </text:span></text:p>
          <text:p text:style-name="P1"><text:span text:style-name="T7">der Deskriptor-</text:span></text:p>
          <text:p text:style-name="P1"><text:span text:style-name="T7">Bäume</text:span></text:p>
          <text:p text:style-name="P1"><text:span text:style-name="T7">F4.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4.618cm" svg:y1="13.347cm" svg:x2="5.588cm" svg:y2="13.335cm" draw:start-shape="id31" draw:start-glue-point="1" draw:end-shape="id32" draw:end-glue-point="6" svg:d="M4618 13347l970-12" svg:viewBox="0 0 971 13">
          <text:p/>
        </draw:connector>
        <draw:frame draw:style-name="gr7" draw:text-style-name="P13" xml:id="id31" draw:id="id31" draw:layer="layout" svg:width="4.295cm" svg:height="1.433cm" svg:x="0.323cm" svg:y="12.631cm">
          <draw:text-box>
            <text:p><text:span text:style-name="T7">D8 Die getrainiereden Deskriptor-Bäume</text:span></text:p>
          </draw:text-box>
        </draw:frame>
        <draw:frame draw:style-name="gr4" draw:text-style-name="P13" xml:id="id33" draw:id="id33" draw:layer="layout" svg:width="4.826cm" svg:height="1.039cm" svg:x="9.144cm" svg:y="15.494cm">
          <draw:text-box>
            <text:p><text:span text:style-name="T7"><text:s/></text:span><text:span text:style-name="T7">die Deskriptor-Bäume</text:span></text:p>
            <text:p><text:span text:style-name="T7"><text:s text:c="17"/></text:span><text:span text:style-name="T7">S4.1</text:span></text:p>
          </draw:text-box>
        </draw:frame>
        <draw:line draw:style-name="gr12" draw:text-style-name="P4" draw:layer="layout" svg:x1="9.144cm" svg:y1="15.579cm" svg:x2="13.462cm" svg:y2="15.579cm">
          <text:p/>
        </draw:line>
        <draw:line draw:style-name="gr12" draw:text-style-name="P4" draw:layer="layout" svg:x1="9.144cm" svg:y1="16.51cm" svg:x2="13.462cm" svg:y2="16.51cm">
          <text:p/>
        </draw:line>
        <draw:connector draw:style-name="gr3" draw:text-style-name="P4" draw:layer="layout" draw:type="curve" svg:x1="7.239cm" svg:y1="14.986cm" svg:x2="9.144cm" svg:y2="16.013cm" draw:start-shape="id32" draw:start-glue-point="8" draw:end-shape="id33" draw:end-glue-point="3" svg:d="M7239 14986c0 685 635 1027 1905 1027" svg:viewBox="0 0 1906 1028">
          <text:p/>
        </draw:connector>
        <draw:custom-shape draw:style-name="gr20" draw:text-style-name="P12" xml:id="id34" draw:id="id34" draw:layer="layout" svg:width="3.048cm" svg:height="2.995cm" svg:x="15.748cm" svg:y="11.684cm">
          <text:p text:style-name="P1"><text:span text:style-name="T7">Suchen des </text:span></text:p>
          <text:p text:style-name="P1"><text:span text:style-name="T7">nähesten </text:span></text:p>
          <text:p text:style-name="P1"><text:span text:style-name="T7">Deskriptor-</text:span></text:p>
          <text:p text:style-name="P1"><text:span text:style-name="T7">Baumes </text:span></text:p>
          <text:p text:style-name="P1"><text:span text:style-name="T7">F4.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curve" svg:x1="13.97cm" svg:y1="16.013cm" svg:x2="17.272cm" svg:y2="14.679cm" draw:start-shape="id33" draw:start-glue-point="1" draw:end-shape="id34" draw:end-glue-point="8" svg:d="M13970 16013c2202 0 3302-444 3302-1334" svg:viewBox="0 0 3303 1335">
          <text:p/>
        </draw:connector>
        <draw:connector draw:style-name="gr3" draw:text-style-name="P4" draw:layer="layout" draw:type="curve" svg:x1="18.796cm" svg:y1="13.181cm" svg:x2="19.812cm" svg:y2="13.162cm" draw:start-shape="id34" draw:start-glue-point="10" draw:end-shape="id35" draw:end-glue-point="3" svg:d="M18796 13181c783 0 275-19 1016-19" svg:viewBox="0 0 1017 20">
          <text:p/>
        </draw:connector>
        <draw:frame draw:style-name="gr7" draw:text-style-name="P13" xml:id="id35" draw:id="id35" draw:layer="layout" svg:width="6.096cm" svg:height="1.433cm" svg:x="19.812cm" svg:y="12.446cm">
          <draw:text-box>
            <text:p><text:span text:style-name="T7">D5 <text:s/>die labels der </text:span></text:p>
            <text:p><text:span text:style-name="T7">getrainierten <text:s/>Point</text:span></text:p>
            <text:p><text:span text:style-name="T7"><text:s/></text:span><text:span text:style-name="T7">Cloud Daten</text:span></text:p>
          </draw:text-box>
        </draw:frame>
        <draw:frame draw:style-name="gr15" draw:text-style-name="P5" draw:layer="layout" svg:width="5.588cm" svg:height="1.27cm" svg:x="14.247cm" svg:y="16.036cm">
          <draw:text-box>
            <text:p><text:span text:style-name="T3">D8 <text:s/>Die Deskriptor-Bäume</text:span></text:p>
            <text:p><text:span text:style-name="T3">der getrainierten PointCloud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6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<text:span text:style-name="T6">Da</text:span><text:span text:style-name="T6">ten</text:span><text:span text:style-name="T6">flu</text:span><text:span text:style-name="T6">ss</text:span><text:span text:style-name="T6">dia</text:span><text:span text:style-name="T6">gra</text:span><text:span text:style-name="T6">m </text:span><text:span text:style-name="T6">– </text:span><text:span text:style-name="T6">Eb</text:span><text:span text:style-name="T6">en</text:span><text:span text:style-name="T6">e 2 </text:span><text:span text:style-name="T6">– </text:span><text:span text:style-name="T6">Fu</text:span><text:span text:style-name="T6">nkt</text:span><text:span text:style-name="T6">ion </text:span><text:span text:style-name="T6">4</text:span></text:p>
          </draw:text-box>
        </draw:frame>
        <draw:frame draw:style-name="gr4" draw:text-style-name="P13" xml:id="id36" draw:id="id36" draw:layer="layout" svg:width="3.81cm" svg:height="1.039cm" svg:x="2.286cm" svg:y="10.414cm">
          <draw:text-box>
            <text:p><text:span text:style-name="T7">Die </text:span><text:span text:style-name="T7">getrainier</text:span><text:span text:style-name="T7">eden </text:span><text:span text:style-name="T7">Deskripto</text:span><text:span text:style-name="T7">ren</text:span></text:p>
          </draw:text-box>
        </draw:frame>
        <draw:custom-shape draw:style-name="gr22" draw:text-style-name="P12" xml:id="id37" draw:id="id37" draw:layer="layout" svg:width="3.048cm" svg:height="3.048cm" svg:x="6.096cm" svg:y="11.938cm">
          <text:p text:style-name="P1"><text:span text:style-name="T7">Speichern </text:span></text:p>
          <text:p text:style-name="P1"><text:span text:style-name="T7">der Deskriptoren</text:span></text:p>
          <text:p text:style-name="P1"><text:span text:style-name="T7">Im KD-Tree</text:span></text:p>
          <text:p text:style-name="P1"><text:span text:style-name="T7">F4.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curve" svg:x1="4.191cm" svg:y1="11.453cm" svg:x2="6.096cm" svg:y2="13.462cm" draw:start-shape="id36" draw:start-glue-point="2" draw:end-shape="id37" draw:end-glue-point="6" svg:d="M4191 11453c0 1340 635 2009 1905 2009" svg:viewBox="0 0 1906 2010">
          <text:p/>
        </draw:connector>
        <draw:frame draw:style-name="gr4" draw:text-style-name="P13" xml:id="id38" draw:id="id38" draw:layer="layout" svg:width="4.826cm" svg:height="1.039cm" svg:x="10.668cm" svg:y="12.931cm">
          <draw:text-box>
            <text:p><text:span text:style-name="T7">Deskriptoren im KD-</text:span><text:span text:style-name="T7">Tree </text:span></text:p>
            <text:p><text:span text:style-name="T7"><text:s text:c="17"/></text:span><text:span text:style-name="T7">S4.1</text:span></text:p>
          </draw:text-box>
        </draw:frame>
        <draw:line draw:style-name="gr12" draw:text-style-name="P4" xml:id="id40" draw:id="id40" draw:layer="layout" svg:x1="10.668cm" svg:y1="12.954cm" svg:x2="14.986cm" svg:y2="12.954cm">
          <text:p/>
        </draw:line>
        <draw:line draw:style-name="gr12" draw:text-style-name="P4" draw:layer="layout" svg:x1="10.668cm" svg:y1="13.993cm" svg:x2="14.986cm" svg:y2="13.993cm">
          <text:p/>
        </draw:line>
        <draw:connector draw:style-name="gr3" draw:text-style-name="P4" draw:layer="layout" draw:type="curve" svg:x1="9.144cm" svg:y1="13.462cm" svg:x2="10.668cm" svg:y2="13.45cm" draw:start-shape="id37" draw:start-glue-point="10" draw:end-shape="id38" draw:end-glue-point="3" svg:d="M9144 13462c1164 0 402-12 1524-12" svg:viewBox="0 0 1525 13">
          <text:p/>
        </draw:connector>
        <draw:custom-shape draw:style-name="gr20" draw:text-style-name="P12" xml:id="id39" draw:id="id39" draw:layer="layout" svg:width="3.048cm" svg:height="2.995cm" svg:x="11.467cm" svg:y="8.154cm">
          <text:p text:style-name="P1"><text:span text:style-name="T7">Suchen der </text:span></text:p>
          <text:p text:style-name="P1"><text:span text:style-name="T7">Nearesten </text:span></text:p>
          <text:p text:style-name="P1"><text:span text:style-name="T7">Deskriptoren </text:span></text:p>
          <text:p text:style-name="P1"><text:span text:style-name="T7">in KD-Tree</text:span></text:p>
          <text:p text:style-name="P1"><text:span text:style-name="T7">F4.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curve" svg:x1="4.191cm" svg:y1="10.414cm" svg:x2="11.467cm" svg:y2="9.651cm" draw:start-shape="id36" draw:start-glue-point="0" draw:end-shape="id39" draw:end-glue-point="6" svg:d="M4191 10414c0-509 2425-763 7276-763" svg:viewBox="0 0 7277 764">
          <text:p/>
        </draw:connector>
        <draw:connector draw:style-name="gr3" draw:text-style-name="P4" draw:layer="layout" draw:type="curve" svg:x1="12.827cm" svg:y1="12.954cm" svg:x2="12.991cm" svg:y2="11.149cm" draw:start-shape="id40" draw:start-glue-point="0" draw:end-shape="id39" draw:end-glue-point="8" svg:d="M12827 12954c0-1353 164-451 164-1805" svg:viewBox="0 0 165 1806">
          <text:p/>
        </draw:connector>
        <draw:line draw:style-name="gr12" draw:text-style-name="P4" draw:layer="layout" svg:x1="2.286cm" svg:y1="10.414cm" svg:x2="5.842cm" svg:y2="10.414cm">
          <text:p/>
        </draw:line>
        <draw:line draw:style-name="gr12" draw:text-style-name="P4" draw:layer="layout" svg:x1="2.54cm" svg:y1="11.453cm" svg:x2="5.842cm" svg:y2="11.453cm">
          <text:p/>
        </draw:line>
        <draw:connector draw:style-name="gr3" draw:text-style-name="P4" draw:layer="layout" draw:type="curve" svg:x1="14.515cm" svg:y1="9.651cm" svg:x2="17.526cm" svg:y2="9.779cm" draw:start-shape="id39" draw:start-glue-point="10" draw:end-shape="id41" draw:end-glue-point="3" svg:d="M14515 9651c2278 0 773 128 3011 128" svg:viewBox="0 0 3012 129">
          <text:p/>
        </draw:connector>
        <draw:frame draw:style-name="gr15" draw:text-style-name="P13" xml:id="id41" draw:id="id41" draw:layer="layout" svg:width="5.842cm" svg:height="1.27cm" svg:x="17.526cm" svg:y="9.144cm">
          <draw:text-box>
            <text:p><text:span text:style-name="T7">D6 <text:s/>die Labels der </text:span><text:span text:style-name="T7">trainierenden </text:span><text:span text:style-name="T7">PointCloud-Daten </text:span></text:p>
          </draw:text-box>
        </draw:frame>
        <draw:frame draw:style-name="gr4" draw:text-style-name="P13" draw:layer="layout" svg:width="2.032cm" svg:height="1.039cm" svg:x="15.24cm" svg:y="16.002cm">
          <draw:text-box>
            <text:p><text:span text:style-name="T7">F4 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7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<text:span text:style-name="T6">Datenflu</text:span><text:span text:style-name="T6">ssdiagr</text:span><text:span text:style-name="T6">am – </text:span><text:span text:style-name="T6">Ebene 3 </text:span><text:span text:style-name="T6">– </text:span><text:span text:style-name="T6">Funktio</text:span><text:span text:style-name="T6">n 1-</text:span><text:span text:style-name="T6">Funktio</text:span><text:span text:style-name="T6">n 1.1</text:span></text:p>
          </draw:text-box>
        </draw:frame>
        <draw:custom-shape draw:style-name="gr22" draw:text-style-name="P1" xml:id="id43" draw:id="id43" draw:layer="layout" svg:width="3.048cm" svg:height="3.048cm" svg:x="7.366cm" svg:y="7.112cm">
          <text:p text:style-name="P1">Speichern </text:p>
          <text:p text:style-name="P1">PointCloud-Daten</text:p>
          <text:p text:style-name="P1">In </text:p>
          <text:p text:style-name="P1">PCLPiontCloud2</text:p>
          <text:p text:style-name="P1">Form</text:p>
          <text:p text:style-name="P1">F1.1.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1" xml:id="id44" draw:id="id44" draw:layer="layout" svg:width="4.064cm" svg:height="1.433cm" svg:x="6.858cm" svg:y="11.176cm">
          <draw:text-box>
            <text:p>Pcl::PCLPointCloud2</text:p>
            <text:p><text:s text:c="6"/>Points</text:p>
            <text:p><text:s text:c="13"/>S</text:p>
          </draw:text-box>
        </draw:frame>
        <draw:frame draw:style-name="gr23" draw:text-style-name="P5" xml:id="id42" draw:id="id42" draw:layer="layout" svg:width="4.572cm" svg:height="1.096cm" svg:x="0.762cm" svg:y="8.048cm">
          <draw:text-box>
            <text:p><text:span text:style-name="T3">D1 die zu trainierenden </text:span><text:span text:style-name="T3">PointCloud-Daten </text:span></text:p>
          </draw:text-box>
        </draw:frame>
        <draw:connector draw:style-name="gr3" draw:text-style-name="P4" draw:layer="layout" draw:type="curve" svg:x1="5.334cm" svg:y1="8.596cm" svg:x2="7.366cm" svg:y2="8.636cm" draw:start-shape="id42" draw:start-glue-point="1" draw:end-shape="id43" draw:end-glue-point="6" svg:d="M5334 8596c1504 0 489 40 2032 40" svg:viewBox="0 0 2033 41">
          <text:p/>
        </draw:connector>
        <draw:connector draw:style-name="gr3" draw:text-style-name="P4" draw:layer="layout" draw:type="curve" svg:x1="8.89cm" svg:y1="10.16cm" svg:x2="8.89cm" svg:y2="11.176cm" draw:start-shape="id43" draw:start-glue-point="8" draw:end-shape="id44" draw:end-glue-point="0" svg:d="M8890 10160v1016" svg:viewBox="0 0 1 1017">
          <text:p/>
        </draw:connector>
        <draw:line draw:style-name="gr12" draw:text-style-name="P4" draw:layer="layout" svg:x1="7.112cm" svg:y1="11.176cm" svg:x2="10.414cm" svg:y2="11.176cm">
          <text:p/>
        </draw:line>
        <draw:line draw:style-name="gr12" draw:text-style-name="P4" draw:layer="layout" svg:x1="7.112cm" svg:y1="12.446cm" svg:x2="10.414cm" svg:y2="12.446cm">
          <text:p/>
        </draw:line>
        <draw:custom-shape draw:style-name="gr24" draw:text-style-name="P1" xml:id="id45" draw:id="id45" draw:layer="layout" svg:width="3.048cm" svg:height="3.032cm" svg:x="14.224cm" svg:y="10.414cm">
          <text:p text:style-name="P1">Vergleichen </text:p>
          <text:p text:style-name="P1">der Normalen</text:p>
          <text:p text:style-name="P1">Mit der Grenzen</text:p>
          <text:p text:style-name="P1">F1.1.2</text:p>
          <text:p text:style-name="P1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curve" svg:x1="10.922cm" svg:y1="11.892cm" svg:x2="14.224cm" svg:y2="11.93cm" draw:start-shape="id44" draw:start-glue-point="1" draw:end-shape="id45" draw:end-glue-point="6" svg:d="M10922 11892c2457 0 806 38 3302 38" svg:viewBox="0 0 3303 39">
          <text:p/>
        </draw:connector>
        <draw:frame draw:style-name="gr4" draw:text-style-name="P11" draw:layer="layout" svg:width="3.81cm" svg:height="1.039cm" svg:x="10.668cm" svg:y="10.668cm">
          <draw:text-box>
            <text:p>D <text:s/>die Normalen der Points</text:p>
          </draw:text-box>
        </draw:frame>
        <draw:connector draw:style-name="gr3" draw:text-style-name="P4" draw:layer="layout" draw:type="curve" svg:x1="17.272cm" svg:y1="11.93cm" svg:x2="19.558cm" svg:y2="12.006cm" draw:start-shape="id45" draw:start-glue-point="10" draw:end-shape="id46" draw:end-glue-point="3" svg:d="M17272 11930c1735 0 593 76 2286 76" svg:viewBox="0 0 2287 77">
          <text:p/>
        </draw:connector>
        <draw:connector draw:style-name="gr3" draw:text-style-name="P4" draw:layer="layout" draw:type="curve" svg:x1="15.748cm" svg:y1="13.446cm" svg:x2="15.748cm" svg:y2="14.986cm" draw:start-shape="id45" draw:end-shape="id47" svg:d="M15748 13446v1540" svg:viewBox="0 0 1 1541">
          <text:p/>
        </draw:connector>
        <draw:frame draw:style-name="gr6" draw:text-style-name="P11" xml:id="id47" draw:id="id47" draw:layer="layout" svg:width="3.556cm" svg:height="0.762cm" svg:x="13.97cm" svg:y="14.986cm">
          <draw:text-box>
            <text:p>D out - points</text:p>
          </draw:text-box>
        </draw:frame>
        <draw:frame draw:style-name="gr5" draw:text-style-name="P11" xml:id="id46" draw:id="id46" draw:layer="layout" svg:width="4.572cm" svg:height="0.645cm" svg:x="19.558cm" svg:y="11.684cm">
          <draw:text-box>
            <text:p>D <text:s/>in-pionts</text:p>
          </draw:text-box>
        </draw:frame>
        <presentation:notes draw:style-name="dp2">
          <draw:page-thumbnail draw:style-name="gr8" draw:layer="layout" svg:width="13.968cm" svg:height="10.476cm" svg:x="3.81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<text:span text:style-name="T6">D</text:span><text:span text:style-name="T6">a</text:span><text:span text:style-name="T6">t</text:span><text:span text:style-name="T6">e</text:span><text:span text:style-name="T6">n</text:span><text:span text:style-name="T6">f</text:span><text:span text:style-name="T6">l</text:span><text:span text:style-name="T6">u</text:span><text:span text:style-name="T6">s</text:span><text:span text:style-name="T6">s</text:span><text:span text:style-name="T6">d</text:span><text:span text:style-name="T6">i</text:span><text:span text:style-name="T6">a</text:span><text:span text:style-name="T6">g</text:span><text:span text:style-name="T6">r</text:span><text:span text:style-name="T6">a</text:span><text:span text:style-name="T6">m</text:span><text:span text:style-name="T6"> </text:span><text:span text:style-name="T6">–</text:span><text:span text:style-name="T6"> </text:span><text:span text:style-name="T6">E</text:span><text:span text:style-name="T6">b</text:span><text:span text:style-name="T6">e</text:span><text:span text:style-name="T6">n</text:span><text:span text:style-name="T6">e</text:span><text:span text:style-name="T6"> </text:span><text:span text:style-name="T6">3</text:span><text:span text:style-name="T6"> </text:span><text:span text:style-name="T6">–</text:span><text:span text:style-name="T6"> </text:span><text:span text:style-name="T6">F</text:span><text:span text:style-name="T6">u</text:span><text:span text:style-name="T6">n</text:span><text:span text:style-name="T6">k</text:span><text:span text:style-name="T6">t</text:span><text:span text:style-name="T6">i</text:span><text:span text:style-name="T6">o</text:span><text:span text:style-name="T6">n</text:span><text:span text:style-name="T6"> </text:span><text:span text:style-name="T6">1</text:span><text:span text:style-name="T6">-</text:span><text:span text:style-name="T6">F</text:span><text:span text:style-name="T6">u</text:span><text:span text:style-name="T6">n</text:span><text:span text:style-name="T6">k</text:span><text:span text:style-name="T6">t</text:span><text:span text:style-name="T6">i</text:span><text:span text:style-name="T6">o</text:span><text:span text:style-name="T6">n</text:span><text:span text:style-name="T6"> </text:span><text:span text:style-name="T6">1</text:span><text:span text:style-name="T6">.</text:span><text:span text:style-name="T6">2</text:span></text:p>
          </draw:text-box>
        </draw:frame>
        <draw:custom-shape draw:style-name="gr10" draw:text-style-name="P1" xml:id="id48" draw:id="id48" draw:layer="layout" svg:width="2.54cm" svg:height="2.54cm" svg:x="5.334cm" svg:y="8.382cm">
          <text:p text:style-name="P1"/>
          <text:p text:style-name="P1"/>
          <text:p text:style-name="P1"/>
          <text:p text:style-name="P1">Suchen die </text:p>
          <text:p text:style-name="P1">Points innerhalb</text:p>
          <text:p text:style-name="P1">Der Distance</text:p>
          <text:p text:style-name="P1">F1.2.1</text:p>
          <text:p text:style-name="P1"><text:s/></text:p>
          <text:p text:style-name="P1"/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xml:id="id52" draw:id="id52" draw:layer="layout" svg:width="3.048cm" svg:height="2.794cm" svg:x="11.684cm" svg:y="8.382cm">
          <text:p text:style-name="P1">Speichen alle </text:p>
          <text:p text:style-name="P1">Points in Clustere</text:p>
          <text:p text:style-name="P1">F1.2.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xml:id="id50" draw:id="id50" draw:layer="layout" svg:width="3.048cm" svg:height="2.794cm" svg:x="8.128cm" svg:y="11.176cm">
          <text:p text:style-name="P1">Suchen die Points</text:p>
          <text:p text:style-name="P1">Mit stimmenden</text:p>
          <text:p text:style-name="P1"><text:s/>Winkel </text:p>
          <text:p text:style-name="P1">F1.2.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curve" svg:x1="2.778cm" svg:y1="9.658cm" svg:x2="5.334cm" svg:y2="9.652cm" draw:end-shape="id48" draw:end-glue-point="6" svg:d="M2778 9658c1522 0 245-6 2556-6" svg:viewBox="0 0 2557 7">
          <text:p/>
        </draw:connector>
        <draw:frame draw:style-name="gr5" draw:text-style-name="P11" draw:layer="layout" svg:width="3.048cm" svg:height="0.645cm" svg:x="0.508cm" svg:y="9.261cm">
          <draw:text-box>
            <text:p>Input Points</text:p>
          </draw:text-box>
        </draw:frame>
        <draw:frame draw:style-name="gr4" draw:text-style-name="P11" xml:id="id49" draw:id="id49" draw:layer="layout" svg:width="3.302cm" svg:height="1.039cm" svg:x="4.948cm" svg:y="6.551cm">
          <draw:text-box>
            <text:p>D <text:s text:c="2"/>Distance-tolerance</text:p>
          </draw:text-box>
        </draw:frame>
        <draw:connector draw:style-name="gr3" draw:text-style-name="P4" draw:layer="layout" draw:type="curve" svg:x1="6.599cm" svg:y1="7.59cm" svg:x2="6.604cm" svg:y2="8.382cm" draw:start-shape="id49" draw:start-glue-point="2" draw:end-shape="id48" draw:end-glue-point="4" svg:d="M6599 7590c0 574 5 179 5 792" svg:viewBox="0 0 6 793">
          <text:p/>
        </draw:connector>
        <draw:connector draw:style-name="gr3" draw:text-style-name="P4" draw:layer="layout" draw:type="curve" svg:x1="6.604cm" svg:y1="10.922cm" svg:x2="8.128cm" svg:y2="12.573cm" draw:start-shape="id48" draw:start-glue-point="8" draw:end-shape="id50" draw:end-glue-point="6" svg:d="M6604 10922c0 1101 508 1651 1524 1651" svg:viewBox="0 0 1525 1652">
          <text:p/>
        </draw:connector>
        <draw:frame draw:style-name="gr26" draw:text-style-name="P11" draw:layer="layout" svg:width="2.794cm" svg:height="1.524cm" svg:x="4.318cm" svg:y="11.938cm">
          <draw:text-box>
            <text:p>D <text:s text:c="2"/>die points innerhalb der Distance</text:p>
          </draw:text-box>
        </draw:frame>
        <draw:frame draw:style-name="gr5" draw:text-style-name="P11" xml:id="id51" draw:id="id51" draw:layer="layout" svg:width="3.556cm" svg:height="0.645cm" svg:x="7.874cm" svg:y="14.849cm">
          <draw:text-box>
            <text:p>D <text:s/>Winkel Grenzen</text:p>
          </draw:text-box>
        </draw:frame>
        <draw:connector draw:style-name="gr3" draw:text-style-name="P4" draw:layer="layout" draw:type="curve" svg:x1="9.652cm" svg:y1="14.849cm" svg:x2="9.652cm" svg:y2="13.97cm" draw:start-shape="id51" draw:start-glue-point="0" draw:end-shape="id50" draw:end-glue-point="8" svg:d="M9652 14849v-879" svg:viewBox="0 0 1 880">
          <text:p/>
        </draw:connector>
        <draw:connector draw:style-name="gr3" draw:text-style-name="P4" draw:layer="layout" draw:type="curve" svg:x1="11.176cm" svg:y1="12.573cm" svg:x2="13.208cm" svg:y2="11.176cm" draw:start-shape="id50" draw:start-glue-point="10" draw:end-shape="id52" svg:d="M11176 12573c1355 0 2032-465 2032-1397" svg:viewBox="0 0 2033 1398">
          <text:p/>
        </draw:connector>
        <draw:connector draw:style-name="gr3" draw:text-style-name="P4" draw:layer="layout" draw:type="curve" svg:x1="14.732cm" svg:y1="9.779cm" svg:x2="16.43cm" svg:y2="9.789cm" draw:start-shape="id52" draw:start-glue-point="10" svg:d="M14732 9779c1669 0 821 10 1698 10" svg:viewBox="0 0 1699 11">
          <text:p/>
        </draw:connector>
        <presentation:notes draw:style-name="dp2">
          <draw:page-thumbnail draw:style-name="gr8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<text:span text:style-name="T6">Datenfl</text:span><text:span text:style-name="T6">ussdia</text:span><text:span text:style-name="T6">gram – </text:span><text:span text:style-name="T6">Ebene </text:span><text:span text:style-name="T6">2 – </text:span><text:span text:style-name="T6">Funktio</text:span><text:span text:style-name="T6">n 1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1c1c1c" draw:marker-start-width="0.279cm" draw:marker-start-center="false" draw:marker-end-width="0.279cm" draw:marker-end-center="false" draw:fill="none" draw:fill-color="#fffff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9T13:03:40.609472750</meta:creation-date>
    <dc:date>2017-12-21T23:10:22.847817902</dc:date>
    <meta:editing-duration>PT6H58M38S</meta:editing-duration>
    <meta:editing-cycles>16</meta:editing-cycles>
    <meta:generator>LibreOffice/5.1.6.2$Linux_X86_64 LibreOffice_project/10m0$Build-2</meta:generator>
    <meta:document-statistic meta:object-count="198"/>
  </office:meta>
</office:document-meta>
</file>